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200000002000309F1C.png"/>
  <manifest:file-entry manifest:media-type="" manifest:full-path="Pictures/2000001E0000157A000006B0393A20E8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_20__28_var_29_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5cm"/>
    </style:style>
    <style:style style:name="gr12" style:family="graphic" style:parent-style-name="standard">
      <style:graphic-properties svg:stroke-color="#ffffff" draw:fill="solid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68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945cm" svg:height="2.473cm" svg:x="0.948cm" svg:y="1.118cm">
          <draw:image xlink:href="Pictures/2000001E0000157A000006B0393A20E8.svm" xlink:type="simple" xlink:show="embed" xlink:actuate="onLoad">
            <text:p/>
          </draw:image>
        </draw:frame>
        <draw:rect draw:style-name="gr2" draw:text-style-name="P2" draw:layer="layout" svg:width="3.302cm" svg:height="1.524cm" svg:x="13.682cm" svg:y="7.05cm">
          <text:p text:style-name="P1"><text:span text:style-name="T1">Analog SI</text:span></text:p>
          <text:p text:style-name="P1"><text:span text:style-name="T1">Cancellation</text:span></text:p>
        </draw:rect>
        <draw:g>
          <draw:line draw:style-name="gr3" draw:text-style-name="P1" draw:layer="layout" svg:x1="12.18cm" svg:y1="7.864cm" svg:x2="12.18cm" svg:y2="7.102cm">
            <text:p/>
          </draw:line>
          <draw:line draw:style-name="gr3" draw:text-style-name="P1" draw:layer="layout" svg:x1="12.18cm" svg:y1="7.102cm" svg:x2="11.672cm" svg:y2="6.594cm">
            <text:p/>
          </draw:line>
          <draw:line draw:style-name="gr3" draw:text-style-name="P1" draw:layer="layout" svg:x1="12.18cm" svg:y1="7.102cm" svg:x2="12.688cm" svg:y2="6.594cm">
            <text:p/>
          </draw:line>
        </draw:g>
        <draw:g>
          <draw:line draw:style-name="gr3" draw:text-style-name="P1" draw:layer="layout" svg:x1="12.18cm" svg:y1="12.174cm" svg:x2="12.18cm" svg:y2="11.412cm">
            <text:p/>
          </draw:line>
          <draw:line draw:style-name="gr3" draw:text-style-name="P1" draw:layer="layout" svg:x1="12.18cm" svg:y1="11.412cm" svg:x2="11.672cm" svg:y2="10.904cm">
            <text:p/>
          </draw:line>
          <draw:line draw:style-name="gr3" draw:text-style-name="P1" draw:layer="layout" svg:x1="12.18cm" svg:y1="11.412cm" svg:x2="12.688cm" svg:y2="10.904cm">
            <text:p/>
          </draw:line>
        </draw:g>
        <draw:frame draw:style-name="gr4" draw:text-style-name="P1" draw:layer="layout" svg:width="1.186cm" svg:height="1.077cm" svg:x="21.694cm" svg:y="11.57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3" draw:text-style-name="P1" draw:layer="layout" svg:x1="12.18cm" svg:y1="12.174cm" svg:x2="18.034cm" svg:y2="12.174cm">
          <text:p/>
        </draw:line>
        <draw:line draw:style-name="gr5" draw:text-style-name="P1" draw:layer="layout" svg:x1="12.18cm" svg:y1="7.864cm" svg:x2="13.682cm" svg:y2="7.864cm">
          <text:p/>
        </draw:line>
        <draw:circle draw:style-name="gr6" draw:text-style-name="P3" draw:layer="layout" svg:width="1.016cm" svg:height="1.016cm" svg:x="19.986cm" svg:y="9.342cm">
          <text:p text:style-name="P1"><text:span text:style-name="T2">LO</text:span></text:p>
        </draw:circle>
        <draw:line draw:style-name="gr5" draw:text-style-name="P1" draw:layer="layout" svg:x1="17.018cm" svg:y1="7.864cm" svg:x2="18.054cm" svg:y2="7.864cm">
          <text:p/>
        </draw:line>
        <draw:g>
          <draw:circle draw:style-name="gr7" draw:text-style-name="P1" draw:layer="layout" svg:width="1.016cm" svg:height="1.016cm" draw:transform="rotate (-0.774926187886522) translate (18.556cm 7.147cm)">
            <text:p/>
          </draw:circle>
          <draw:line draw:style-name="gr8" draw:text-style-name="P1" draw:layer="layout" svg:x1="18.201cm" svg:y1="7.51cm" svg:x2="18.927cm" svg:y2="8.221cm">
            <text:p/>
          </draw:line>
          <draw:line draw:style-name="gr3" draw:text-style-name="P1" draw:layer="layout" svg:x1="18.92cm" svg:y1="7.502cm" svg:x2="18.209cm" svg:y2="8.228cm">
            <text:p/>
          </draw:line>
        </draw:g>
        <draw:line draw:style-name="gr5" draw:text-style-name="P1" draw:layer="layout" svg:x1="18.562cm" svg:y1="10.658cm" svg:x2="18.562cm" svg:y2="8.374cm">
          <text:p/>
        </draw:line>
        <draw:line draw:style-name="gr5" draw:text-style-name="P1" draw:layer="layout" svg:x1="18.562cm" svg:y1="10.658cm" svg:x2="18.562cm" svg:y2="11.557cm">
          <text:p/>
        </draw:line>
        <draw:line draw:style-name="gr5" draw:text-style-name="P1" draw:layer="layout" svg:x1="15.24cm" svg:y1="12.174cm" svg:x2="15.24cm" svg:y2="8.574cm">
          <text:p/>
        </draw:line>
        <draw:g>
          <draw:circle draw:style-name="gr7" draw:text-style-name="P1" draw:layer="layout" svg:width="1.016cm" svg:height="1.016cm" draw:transform="rotate (-0.774926187886522) translate (18.557cm 11.348cm)">
            <text:p/>
          </draw:circle>
          <draw:line draw:style-name="gr8" draw:text-style-name="P1" draw:layer="layout" svg:x1="18.202cm" svg:y1="11.711cm" svg:x2="18.928cm" svg:y2="12.422cm">
            <text:p/>
          </draw:line>
          <draw:line draw:style-name="gr3" draw:text-style-name="P1" draw:layer="layout" svg:x1="18.921cm" svg:y1="11.703cm" svg:x2="18.21cm" svg:y2="12.429cm">
            <text:p/>
          </draw:line>
        </draw:g>
        <draw:line draw:style-name="gr5" draw:text-style-name="P1" draw:layer="layout" svg:x1="19.986cm" svg:y1="9.95cm" svg:x2="18.562cm" svg:y2="9.95cm">
          <text:p/>
        </draw:line>
        <draw:line draw:style-name="gr5" draw:text-style-name="P1" draw:layer="layout" svg:x1="19.101cm" svg:y1="7.864cm" svg:x2="19.812cm" svg:y2="7.864cm">
          <text:p/>
        </draw:line>
        <draw:rect draw:style-name="gr2" draw:text-style-name="P2" draw:layer="layout" svg:width="3.302cm" svg:height="1.524cm" svg:x="21.882cm" svg:y="7.15cm">
          <text:p text:style-name="P1"><text:span text:style-name="T1">Digital SI</text:span></text:p>
          <text:p text:style-name="P1"><text:span text:style-name="T1">Cancellation</text:span></text:p>
        </draw:rect>
        <draw:line draw:style-name="gr5" draw:text-style-name="P1" draw:layer="layout" svg:x1="20.499cm" svg:y1="12.15cm" svg:x2="19.075cm" svg:y2="12.15cm">
          <text:p/>
        </draw:line>
        <draw:path draw:style-name="gr9" draw:text-style-name="P1" draw:layer="layout" svg:width="0.993cm" svg:height="4.317cm" svg:x="10.932cm" svg:y="7.356cm" svg:viewBox="0 0 994 4318" svg:d="M740 4318c-1621-1373-128-4262 254-4318">
          <text:p/>
        </draw:path>
        <draw:frame draw:style-name="gr4" draw:text-style-name="P1" draw:layer="layout" svg:width="1.049cm" svg:height="1.077cm" svg:x="11.095cm" svg:y="8.77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rect draw:style-name="gr10" draw:text-style-name="P1" draw:layer="layout" svg:width="14.478cm" svg:height="6.54cm" svg:x="12.954cm" svg:y="6.668cm">
          <text:p/>
        </draw:rect>
        <draw:frame draw:style-name="gr11" draw:layer="layout" svg:width="8.105cm" svg:height="0.963cm" svg:x="15.725cm" svg:y="5.805cm">
          <draw:text-box>
            <text:p>Full Duplex Ground Station</text:p>
          </draw:text-box>
        </draw:frame>
        <draw:line draw:style-name="gr5" draw:text-style-name="P1" draw:layer="layout" svg:x1="23.662cm" svg:y1="12.182cm" svg:x2="23.662cm" svg:y2="8.687cm">
          <text:p/>
        </draw:line>
        <draw:line draw:style-name="gr3" draw:text-style-name="P1" draw:layer="layout" svg:x1="22.962cm" svg:y1="12.182cm" svg:x2="23.662cm" svg:y2="12.182cm">
          <text:p/>
        </draw:line>
        <draw:rect draw:style-name="gr12" draw:text-style-name="P1" draw:layer="layout" svg:width="2.286cm" svg:height="0.762cm" svg:x="3.556cm" svg:y="1.524cm">
          <text:p text:style-name="P1">AS-1</text:p>
        </draw:rect>
        <draw:rect draw:style-name="gr12" draw:text-style-name="P4" draw:layer="layout" svg:width="2.286cm" svg:height="0.762cm" svg:x="3.556cm" svg:y="17.272cm">
          <text:p text:style-name="P1">AS-2</text:p>
        </draw:rect>
        <draw:frame draw:style-name="gr1" draw:text-style-name="P1" draw:layer="layout" svg:width="7.945cm" svg:height="2.473cm" svg:x="1.016cm" svg:y="14.732cm">
          <draw:image xlink:href="Pictures/2000001E0000157A000006B0393A20E8.svm" xlink:type="simple" xlink:show="embed" xlink:actuate="onLoad">
            <text:p/>
          </draw:image>
        </draw:frame>
        <draw:frame draw:style-name="gr4" draw:text-style-name="P1" draw:layer="layout" svg:width="1.292cm" svg:height="1.077cm" svg:x="3.28cm" svg:y="8.73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1.39cm" svg:height="1.077cm" svg:x="4.98cm" svg:y="8.83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5" draw:text-style-name="P1" draw:layer="layout" svg:x1="4.826cm" svg:y1="4.572cm" svg:x2="4.826cm" svg:y2="14.692cm">
          <text:p/>
        </draw:line>
        <draw:frame draw:style-name="gr4" draw:text-style-name="P1" draw:layer="layout" svg:width="1.392cm" svg:height="1.077cm" svg:x="8.904cm" svg:y="4.9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1" draw:layer="layout" svg:width="1.49cm" svg:height="1.077cm" svg:x="6.858cm" svg:y="5.78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5" draw:text-style-name="P1" draw:layer="layout" svg:x1="5.354cm" svg:y1="4.568cm" svg:x2="11.176cm" svg:y2="6.858cm">
          <text:p/>
        </draw:line>
        <draw:frame draw:style-name="gr4" draw:text-style-name="P1" draw:layer="layout" svg:width="1.468cm" svg:height="1.077cm" svg:x="8.904cm" svg:y="13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4" draw:text-style-name="P1" draw:layer="layout" svg:width="1.566cm" svg:height="1.077cm" svg:x="6.758cm" svg:y="12.51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5" draw:text-style-name="P1" draw:layer="layout" svg:x1="25.189cm" svg:y1="7.864cm" svg:x2="26.208cm" svg:y2="7.864cm">
          <text:p/>
        </draw:line>
        <draw:frame draw:style-name="gr4" draw:text-style-name="P1" draw:layer="layout" svg:width="1.224cm" svg:height="1.077cm" svg:x="26.095cm" svg:y="7.17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4" draw:text-style-name="P1" draw:layer="layout" svg:width="0.936cm" svg:height="1.077cm" svg:x="4.418cm" svg:y="3.49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1" draw:layer="layout" svg:width="0.992cm" svg:height="1.077cm" svg:x="4.418cm" svg:y="14.69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5" draw:text-style-name="P1" draw:layer="layout" svg:x1="11.163cm" svg:y1="12.455cm" svg:x2="5.341cm" svg:y2="14.745cm">
          <text:p/>
        </draw:line>
        <draw:frame draw:style-name="gr13" draw:text-style-name="P5" draw:layer="layout" svg:width="1.531cm" svg:height="0.725cm" svg:x="17.834cm" svg:y="6.758cm">
          <draw:text-box>
            <text:p text:style-name="P5"><text:span text:style-name="T2">Mixer</text:span></text:p>
          </draw:text-box>
        </draw:frame>
        <draw:frame draw:style-name="gr13" draw:text-style-name="P5" draw:layer="layout" svg:width="1.531cm" svg:height="0.725cm" svg:x="17.834cm" svg:y="12.559cm">
          <draw:text-box>
            <text:p text:style-name="P5"><text:span text:style-name="T2">Mixer</text:span></text:p>
          </draw:text-box>
        </draw:frame>
        <draw:rect draw:style-name="gr2" draw:text-style-name="P2" draw:layer="layout" svg:width="1.27cm" svg:height="0.608cm" svg:x="19.812cm" svg:y="7.52cm">
          <text:p text:style-name="P1"><text:span text:style-name="T1">ADC</text:span></text:p>
        </draw:rect>
        <draw:line draw:style-name="gr5" draw:text-style-name="P1" draw:layer="layout" svg:x1="21.082cm" svg:y1="7.874cm" svg:x2="21.793cm" svg:y2="7.874cm">
          <text:p/>
        </draw:line>
        <draw:rect draw:style-name="gr2" draw:text-style-name="P2" draw:layer="layout" svg:width="1.27cm" svg:height="0.608cm" svg:x="19.812cm" svg:y="11.82cm">
          <text:p text:style-name="P1"><text:span text:style-name="T1">DAC</text:span></text:p>
        </draw:rect>
        <draw:line draw:style-name="gr5" draw:text-style-name="P1" draw:layer="layout" svg:x1="21.794cm" svg:y1="12.15cm" svg:x2="21.088cm" svg:y2="12.15cm">
          <text:p/>
        </draw:line>
        <draw:frame draw:style-name="gr4" draw:text-style-name="P1" draw:layer="layout" svg:width="1.49cm" svg:height="1.077cm" svg:x="6.858cm" svg:y="5.782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4" draw:text-style-name="P1" draw:layer="layout" svg:width="1.624cm" svg:height="1.077cm" svg:x="9.178cm" svg:y="8.829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02-21T11:01:20.50</meta:creation-date>
    <dc:date>2017-07-19T13:02:01.33</dc:date>
    <dc:creator>Ernest </dc:creator>
    <meta:editing-duration>PT4H42M</meta:editing-duration>
    <meta:editing-cycles>16</meta:editing-cycles>
    <meta:generator>OpenOffice/4.1.2$Win32 OpenOffice.org_project/412m3$Build-9782</meta:generator>
    <meta:document-statistic meta:object-count="83"/>
  </office:meta>
</office:document-meta>
</file>

<file path=Object 1/content.xml><?xml version="1.0" encoding="utf-8"?>
<math xmlns="http://www.w3.org/1998/Math/MathML">
  <semantics>
    <mrow>
      <msub>
        <mi>h</mi>
        <mrow>
          <mi mathvariant="italic">si</mi>
        </mrow>
      </msub>
    </mrow>
    <annotation encoding="StarMath 5.0">h_{si}</annotation>
  </semantics>
</math>
</file>

<file path=Object 1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1/content.xml><?xml version="1.0" encoding="utf-8"?>
<math xmlns="http://www.w3.org/1998/Math/MathML">
  <semantics>
    <mrow>
      <msub>
        <mi>y</mi>
        <mrow>
          <mn>2</mn>
        </mrow>
      </msub>
    </mrow>
    <annotation encoding="StarMath 5.0">y_{2}</annotation>
  </semantics>
</math>
</file>

<file path=Object 12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13/content.xml><?xml version="1.0" encoding="utf-8"?>
<math xmlns="http://www.w3.org/1998/Math/MathML">
  <semantics>
    <mrow>
      <msub>
        <mi>d</mi>
        <mrow>
          <mi>g</mi>
          <mi>,</mi>
          <mi>g</mi>
        </mrow>
      </msub>
    </mrow>
    <annotation encoding="StarMath 5.0">d_{g,g}</annotation>
  </semantics>
</math>
</file>

<file path=Object 2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4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5/content.xml><?xml version="1.0" encoding="utf-8"?>
<math xmlns="http://www.w3.org/1998/Math/MathML">
  <semantics>
    <mrow>
      <msub>
        <mi>h</mi>
        <mrow>
          <mn>1,</mn>
          <mi>g</mi>
        </mrow>
      </msub>
    </mrow>
    <annotation encoding="StarMath 5.0">h_{1,g}</annotation>
  </semantics>
</math>
</file>

<file path=Object 6/content.xml><?xml version="1.0" encoding="utf-8"?>
<math xmlns="http://www.w3.org/1998/Math/MathML">
  <semantics>
    <mrow>
      <msub>
        <mi>d</mi>
        <mrow>
          <mn>1,</mn>
          <mi>g</mi>
        </mrow>
      </msub>
    </mrow>
    <annotation encoding="StarMath 5.0">d_{1,g}</annotation>
  </semantics>
</math>
</file>

<file path=Object 7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8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9/content.xml><?xml version="1.0" encoding="utf-8"?>
<math xmlns="http://www.w3.org/1998/Math/MathML">
  <semantics>
    <mrow>
      <msub>
        <mi>y</mi>
        <mrow>
          <mi mathvariant="italic">gs</mi>
        </mrow>
      </msub>
    </mrow>
    <annotation encoding="StarMath 5.0">y_{gs}</annotation>
  </semantics>
</math>
</file>